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3Z69"/>SURAT KEPUTUSAN</text:p>
      <text:p text:style-name="P9">No. / 422 / 454 /Adm.Sek</text:p>
      <text:p text:style-name="P10"/>
      <text:p text:style-name="P11">Berdasarkan :</text:p>
      <text:list xml:id="list95864860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IA APRILIA WATI</text:span></text:p>
      <text:p text:style-name="P13"><text:span text:style-name="T2"><text:tab/><text:tab/>Tempat, Tanggal Lahir<text:tab/>: Bandar Lampung, 08-04-2003</text:span></text:p>
      <text:p text:style-name="P13"><text:span text:style-name="T2"><text:tab/><text:tab/>NISN<text:tab/><text:tab/><text:tab/><text:tab/>: 0021157958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3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3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3Z69"/><text:bookmark-end text:name="_Hlk481362583MailMergeMark2020-05-06T04:11:33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6.618683054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2" meta:character-count="11201" meta:non-whitespace-character-count="98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